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bc826" officeooo:paragraph-rsid="001bc82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bc826" officeooo:paragraph-rsid="001bc826" style:font-weight-asian="bold" style:font-weight-complex="bold"/>
    </style:style>
    <style:style style:name="P3" style:family="paragraph" style:parent-style-name="Table_20_Contents">
      <style:text-properties officeooo:rsid="002824ca" officeooo:paragraph-rsid="002824ca"/>
    </style:style>
    <style:style style:name="P4" style:family="paragraph" style:parent-style-name="Table_20_Contents">
      <style:text-properties style:text-position="0% 100%" officeooo:rsid="002b8a96" officeooo:paragraph-rsid="002b8a96"/>
    </style:style>
    <style:style style:name="P5" style:family="paragraph" style:parent-style-name="Table_20_Contents">
      <style:text-properties officeooo:rsid="002a1d61" officeooo:paragraph-rsid="002a1d61"/>
    </style:style>
    <style:style style:name="P6" style:family="paragraph" style:parent-style-name="Table_20_Contents">
      <style:text-properties style:text-position="0% 100%" officeooo:rsid="003a18b3" officeooo:paragraph-rsid="003a18b3"/>
    </style:style>
    <style:style style:name="P7" style:family="paragraph" style:parent-style-name="Table_20_Contents">
      <style:text-properties officeooo:rsid="003a18b3" officeooo:paragraph-rsid="003a18b3"/>
    </style:style>
    <style:style style:name="P8" style:family="paragraph" style:parent-style-name="Standard" style:list-style-name="L1">
      <style:text-properties fo:font-weight="normal" officeooo:rsid="00200ccc" officeooo:paragraph-rsid="00200ccc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bc826" officeooo:paragraph-rsid="001bc826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11042" officeooo:paragraph-rsid="0031104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e49c2" officeooo:paragraph-rsid="001e49c2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e49c2" officeooo:paragraph-rsid="00200cc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322a1c" officeooo:paragraph-rsid="00322a1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329bec" officeooo:paragraph-rsid="00329bec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35df91" officeooo:paragraph-rsid="0035df91" style:font-weight-asian="normal" style:font-weight-complex="normal"/>
    </style:style>
    <style:style style:name="P16" style:family="paragraph" style:parent-style-name="Standard" style:list-style-name="L1">
      <style:text-properties fo:font-weight="bold" officeooo:rsid="002d442f" officeooo:paragraph-rsid="002d442f" style:font-weight-asian="bold" style:font-weight-complex="bold"/>
    </style:style>
    <style:style style:name="P17" style:family="paragraph" style:parent-style-name="Standard" style:list-style-name="L1">
      <style:text-properties fo:font-weight="bold" officeooo:rsid="00200ccc" officeooo:paragraph-rsid="00200ccc" style:font-weight-asian="bold" style:font-weight-complex="bold"/>
    </style:style>
    <style:style style:name="P18" style:family="paragraph" style:parent-style-name="Standard" style:list-style-name="L1">
      <style:text-properties fo:font-weight="bold" officeooo:rsid="0022eb19" officeooo:paragraph-rsid="0022eb19" style:font-weight-asian="bold" style:font-weight-complex="bold"/>
    </style:style>
    <style:style style:name="P19" style:family="paragraph" style:parent-style-name="Standard" style:list-style-name="L1">
      <style:text-properties fo:font-weight="bold" officeooo:rsid="00347814" officeooo:paragraph-rsid="00347814" style:font-weight-asian="bold" style:font-weight-complex="bold"/>
    </style:style>
    <style:style style:name="P20" style:family="paragraph" style:parent-style-name="Standard">
      <style:text-properties fo:font-weight="bold" officeooo:rsid="0037c967" officeooo:paragraph-rsid="0037c967" style:font-weight-asian="bold" style:font-weight-complex="bold"/>
    </style:style>
    <style:style style:name="P21" style:family="paragraph" style:parent-style-name="Standard" style:list-style-name="L1">
      <style:text-properties fo:font-weight="bold" officeooo:rsid="003a5398" officeooo:paragraph-rsid="003baea5" style:font-weight-asian="bold" style:font-weight-complex="bold"/>
    </style:style>
    <style:style style:name="P22" style:family="paragraph" style:parent-style-name="Standard" style:list-style-name="L1">
      <style:text-properties fo:font-weight="bold" officeooo:rsid="003d014b" officeooo:paragraph-rsid="003d01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9c2" style:font-weight-asian="bold" style:font-weight-complex="bold"/>
    </style:style>
    <style:style style:name="T3" style:family="text">
      <style:text-properties fo:font-weight="bold" officeooo:rsid="001bc826" style:font-weight-asian="bold" style:font-weight-complex="bold"/>
    </style:style>
    <style:style style:name="T4" style:family="text">
      <style:text-properties fo:font-weight="bold" officeooo:rsid="001f8301" style:font-weight-asian="bold" style:font-weight-complex="bold"/>
    </style:style>
    <style:style style:name="T5" style:family="text">
      <style:text-properties fo:font-weight="bold" officeooo:rsid="00200ccc" style:font-weight-asian="bold" style:font-weight-complex="bold"/>
    </style:style>
    <style:style style:name="T6" style:family="text">
      <style:text-properties fo:font-weight="bold" officeooo:rsid="002efa30" style:font-weight-asian="bold" style:font-weight-complex="bold"/>
    </style:style>
    <style:style style:name="T7" style:family="text">
      <style:text-properties fo:font-weight="bold" officeooo:rsid="00329bec" style:font-weight-asian="bold" style:font-weight-complex="bold"/>
    </style:style>
    <style:style style:name="T8" style:family="text">
      <style:text-properties fo:font-weight="bold" officeooo:rsid="0035df91" style:font-weight-asian="bold" style:font-weight-complex="bold"/>
    </style:style>
    <style:style style:name="T9" style:family="text">
      <style:text-properties fo:font-weight="bold" officeooo:rsid="003b4d48" style:font-weight-asian="bold" style:font-weight-complex="bold"/>
    </style:style>
    <style:style style:name="T10" style:family="text">
      <style:text-properties fo:font-weight="bold" officeooo:rsid="003ee10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c79f" style:font-weight-asian="normal" style:font-weight-complex="normal"/>
    </style:style>
    <style:style style:name="T13" style:family="text">
      <style:text-properties fo:font-weight="normal" officeooo:rsid="0035df91" style:font-weight-asian="normal" style:font-weight-complex="normal"/>
    </style:style>
    <style:style style:name="T14" style:family="text">
      <style:text-properties fo:font-weight="normal" officeooo:rsid="003c5a41" style:font-weight-asian="normal" style:font-weight-complex="normal"/>
    </style:style>
    <style:style style:name="T15" style:family="text">
      <style:text-properties officeooo:rsid="001f8301"/>
    </style:style>
    <style:style style:name="T16" style:family="text">
      <style:text-properties officeooo:rsid="00200ccc"/>
    </style:style>
    <style:style style:name="T17" style:family="text">
      <style:text-properties officeooo:rsid="002a1d61"/>
    </style:style>
    <style:style style:name="T18" style:family="text">
      <style:text-properties officeooo:rsid="002efa30"/>
    </style:style>
    <style:style style:name="T19" style:family="text">
      <style:text-properties officeooo:rsid="001bc826"/>
    </style:style>
    <style:style style:name="T20" style:family="text">
      <style:text-properties officeooo:rsid="00329bec"/>
    </style:style>
    <style:style style:name="T21" style:family="text">
      <style:text-properties officeooo:rsid="0032c79f"/>
    </style:style>
    <style:style style:name="T22" style:family="text">
      <style:text-properties officeooo:rsid="00347814"/>
    </style:style>
    <style:style style:name="T23" style:family="text">
      <style:text-properties officeooo:rsid="0035df91"/>
    </style:style>
    <style:style style:name="T24" style:family="text">
      <style:text-properties officeooo:rsid="0036492e"/>
    </style:style>
    <style:style style:name="T25" style:family="text">
      <style:text-properties style:text-position="super 58%"/>
    </style:style>
    <style:style style:name="T26" style:family="text">
      <style:text-properties officeooo:rsid="003a5398"/>
    </style:style>
    <style:style style:name="T27" style:family="text">
      <style:text-properties officeooo:rsid="003b4d48"/>
    </style:style>
    <style:style style:name="T28" style:family="text">
      <style:text-properties officeooo:rsid="003c5a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Versio<text:span text:style-name="T17">n</text:span>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uthor</text:p>
          </table:table-cell>
          <table:table-cell table:style-name="Table1.D1" office:value-type="string">
            <text:p text:style-name="P5">Comments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Table_20_Contents">25/10/2016</text:p>
          </table:table-cell>
          <table:table-cell table:style-name="Table1.A2" office:value-type="string">
            <text:p text:style-name="Table_20_Contents">Simone</text:p>
          </table:table-cell>
          <table:table-cell table:style-name="Table1.D2" office:value-type="string">
            <text:p text:style-name="Table_20_Contents">First draft</text:p>
          </table:table-cell>
        </table:table-row>
        <table:table-row>
          <table:table-cell table:style-name="Table1.A2" office:value-type="string">
            <text:p text:style-name="P6">2.0</text:p>
          </table:table-cell>
          <table:table-cell table:style-name="Table1.A2" office:value-type="string">
            <text:p text:style-name="P7">01/11/2016</text:p>
          </table:table-cell>
          <table:table-cell table:style-name="Table1.A2" office:value-type="string">
            <text:p text:style-name="P7">Simone</text:p>
          </table:table-cell>
          <table:table-cell table:style-name="Table1.D2" office:value-type="string">
            <text:p text:style-name="P7">Second draft</text:p>
          </table:table-cell>
        </table:table-row>
      </table:table>
      <text:p text:style-name="P20"/>
      <text:p text:style-name="P2">Glossary</text:p>
      <text:p text:style-name="P1"/>
      <text:list xml:id="list1887870871797877531" text:style-name="L1">
        <text:list-item>
          <text:p text:style-name="P8"><text:span text:style-name="T1">Company</text:span>. <text:span text:style-name="T26">The enterprise that want to built the </text:span><text:span text:style-name="T9">System </text:span><text:span text:style-name="T27">to provide a car-sharing services to its </text:span><text:span text:style-name="T9">Registered User</text:span><text:span text:style-name="T27">s. It is the main stakeholder.</text:span></text:p>
        </text:list-item>
        <text:list-item>
          <text:p text:style-name="P21">System <text:span text:style-name="T11">or </text:span>Central System<text:span text:style-name="T11">. The System under development. </text:span></text:p>
        </text:list-item>
        <text:list-item>
          <text:p text:style-name="P9"><text:span text:style-name="T1">Unregistered User</text:span>. It is a user who have not signed up on the system yet and therefore has no access to the system functionalities</text:p>
        </text:list-item>
        <text:list-item>
          <text:p text:style-name="P9"><text:span text:style-name="T1">Registered User</text:span>. It is a user who has already signed up on the system, entering all the data required by it.</text:p>
        </text:list-item>
        <text:list-item>
          <text:p text:style-name="P17">Passenger<text:span text:style-name="T11">. It is a ???</text:span></text:p>
        </text:list-item>
        <text:list-item>
          <text:p text:style-name="P9"><text:span text:style-name="T1">Mail System</text:span>. It is an external system used by the <text:span text:style-name="T2">S</text:span><text:span text:style-name="T1">ystem</text:span> under analysis in order to provide mail functionalities.</text:p>
        </text:list-item>
        <text:list-item>
          <text:p text:style-name="P9"><text:span text:style-name="T1">GPS System</text:span>. It is an external system used by the system under analysis in order to provide location and time information.</text:p>
        </text:list-item>
        <text:list-item>
          <text:p text:style-name="P10"><text:span text:style-name="T1">Map System</text:span>. <text:span text:style-name="T19">It is an external system used by the system under analysis in order to provide </text:span>a map.</text:p>
        </text:list-item>
        <text:list-item>
          <text:p text:style-name="P9"><text:span text:style-name="T1">Car</text:span>. It is a vehicle owned by the <text:span text:style-name="T2">C</text:span><text:span text:style-name="T1">ompany </text:span>and that can be used by all the <text:span text:style-name="T1">Registered User</text:span>s. <text:span text:style-name="T24">It is an electrical vehicle. It has a </text:span><text:span text:style-name="T8">Plug</text:span><text:span text:style-name="T23"> that is used to recharge the </text:span><text:span text:style-name="T8">Car</text:span><text:span text:style-name="T23">. It can be in one of the following state:</text:span></text:p>
          <text:list>
            <text:list-item>
              <text:p text:style-name="P13"><text:span text:style-name="T10">Used</text:span>, i.e. a <text:span text:style-name="T1">Registered User </text:span>is using it</text:p>
            </text:list-item>
            <text:list-item>
              <text:p text:style-name="P13"><text:span text:style-name="T10">A</text:span><text:span text:style-name="T1">vailable</text:span>, i.e. it is parked in a <text:span text:style-name="T1">Parking Area</text:span>, has a battery level greater than 0% and so an user can use it</text:p>
            </text:list-item>
            <text:list-item>
              <text:p text:style-name="P13"><text:span text:style-name="T10">Unusable</text:span>, i.e. it cannot be used (because of maintenance, damages, battery completely exhausted, ...) <text:s/></text:p>
            </text:list-item>
          </text:list>
        </text:list-item>
        <text:list-item>
          <text:p text:style-name="P14"><text:span text:style-name="T1">Battery</text:span>. All the <text:span text:style-name="T1">Car</text:span>s belonging to the <text:span text:style-name="T1">Company</text:span> have a built-in <text:span text:style-name="T1">Battery</text:span>, whose state can be between 0% and 100%.</text:p>
        </text:list-item>
        <text:list-item>
          <text:p text:style-name="P15"><text:span text:style-name="T1">Plug</text:span>. <text:span text:style-name="T20">All the </text:span><text:span text:style-name="T7">Car</text:span><text:span text:style-name="T20">s belonging to the </text:span><text:span text:style-name="T7">Company</text:span><text:span text:style-name="T20"> have a built-in </text:span><text:span text:style-name="T1">Plug</text:span> used to connect a <text:span text:style-name="T1">Car </text:span>to a <text:span text:style-name="T1">Socket</text:span> in order to recharge it.</text:p>
        </text:list-item>
        <text:list-item>
          <text:p text:style-name="P11"><text:span text:style-name="T1">Operative Area</text:span>. It is a specific area inside which <text:span text:style-name="T3">Registered </text:span><text:span text:style-name="T1">User</text:span>s can both reserve and use the <text:span text:style-name="T1">Car</text:span>s <text:span text:style-name="T15">provided by the </text:span><text:span text:style-name="T4">Company</text:span>. <text:span text:style-name="T18">The set of all available </text:span><text:span text:style-name="T6">Operative Area</text:span><text:span text:style-name="T18">s is predefined by the System.</text:span></text:p>
        </text:list-item>
        <text:list-item>
          <text:p text:style-name="P12"><text:span text:style-name="T1">Parking area</text:span>. A place inside the <text:span text:style-name="T1">Operative Area </text:span>inside which the <text:span text:style-name="T3">Registered </text:span><text:span text:style-name="T5">User </text:span><text:span text:style-name="T16">is allowed to park the </text:span><text:span text:style-name="T5">Car</text:span><text:span text:style-name="T16">. The set of </text:span><text:span text:style-name="T5">Parking Area</text:span><text:span text:style-name="T16">s is predefined by the </text:span><text:span text:style-name="T5">System</text:span><text:span text:style-name="T16">. It has a predefined number of parking slot.</text:span></text:p>
        </text:list-item>
        <text:list-item>
          <text:p text:style-name="P18">Special Parking Area<text:span text:style-name="T11">. It is a special kind of </text:span>Parking Area <text:span text:style-name="T11">inside which the </text:span>Car<text:span text:style-name="T11"> can be recharged. </text:span><text:span text:style-name="T12">It contains a predefined number of </text:span><text:span text:style-name="T22">Socket</text:span><text:span text:style-name="T12">s that can be used to recharge the </text:span><text:span text:style-name="T21">Car</text:span><text:span text:style-name="T12">s. </text:span></text:p>
        </text:list-item>
        <text:list-item>
          <text:p text:style-name="P19">Socket<text:span text:style-name="T11">. It is an electrical socket </text:span><text:span text:style-name="T13">placed inside a </text:span><text:span text:style-name="T23">Special Parking Area</text:span><text:span text:style-name="T13"> which enables the recharge of the </text:span><text:span text:style-name="T23">Car</text:span><text:span text:style-name="T13">s.</text:span></text:p>
        </text:list-item>
        <text:list-item>
          <text:p text:style-name="P22">Reservation<text:span text:style-name="T11">.</text:span></text:p>
        </text:list-item>
        <text:list-item>
          <text:p text:style-name="P22"><text:span text:style-name="T11">Fee.</text:span></text:p>
        </text:list-item>
        <text:list-item>
          <text:p text:style-name="P22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jack89 </meta:initial-creator>
    <meta:creation-date>2016-10-25T16:22:54.814516950</meta:creation-date>
    <dc:date>2016-11-01T10:58:41.779915585</dc:date>
    <dc:creator>tigerjack89 </dc:creator>
    <meta:editing-duration>PT1H53M12S</meta:editing-duration>
    <meta:editing-cycles>31</meta:editing-cycles>
    <meta:generator>LibreOffice/5.2.2.2$Linux_X86_64 LibreOffice_project/8f96e87c890bf8fa77463cd4b640a2312823f3ad</meta:generator>
    <meta:document-statistic meta:table-count="1" meta:image-count="0" meta:object-count="0" meta:page-count="2" meta:paragraph-count="34" meta:word-count="435" meta:character-count="2306" meta:non-whitespace-character-count="1921"/>
  </office:meta>
</office:document-meta>
</file>